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Sans Serif" svg:font-family="'Sans Serif'" style:font-family-generic="swiss"/>
    <style:font-face style:name="Inconsolata" svg:font-family="Inconsolata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8cc26" officeooo:paragraph-rsid="0008cc26"/>
    </style:style>
    <style:style style:name="P2" style:family="paragraph" style:parent-style-name="Standard">
      <style:text-properties officeooo:rsid="000a2fab" officeooo:paragraph-rsid="000a2fab"/>
    </style:style>
    <style:style style:name="P3" style:family="paragraph" style:parent-style-name="Standard">
      <style:text-properties style:font-name="Inconsolata" officeooo:rsid="000a2fab" officeooo:paragraph-rsid="000a2fab"/>
    </style:style>
    <style:style style:name="P4" style:family="paragraph" style:parent-style-name="Standard">
      <style:text-properties style:font-name="Inconsolata" officeooo:rsid="000a2fab" officeooo:paragraph-rsid="000c05cc"/>
    </style:style>
    <style:style style:name="P5" style:family="paragraph" style:parent-style-name="Standard">
      <style:text-properties style:font-name="Inconsolata" officeooo:rsid="000a2fab" officeooo:paragraph-rsid="000f3960"/>
    </style:style>
    <style:style style:name="P6" style:family="paragraph" style:parent-style-name="Standard">
      <style:text-properties style:font-name="Inconsolata" officeooo:rsid="000c05cc" officeooo:paragraph-rsid="000c05cc"/>
    </style:style>
    <style:style style:name="P7" style:family="paragraph" style:parent-style-name="Standard">
      <style:text-properties style:font-name="Inconsolata" officeooo:rsid="000c05cc" officeooo:paragraph-rsid="000f3960"/>
    </style:style>
    <style:style style:name="P8" style:family="paragraph" style:parent-style-name="Standard">
      <style:text-properties style:font-name="Inconsolata" officeooo:rsid="000f3960" officeooo:paragraph-rsid="000f3960"/>
    </style:style>
    <style:style style:name="P9" style:family="paragraph" style:parent-style-name="Standard">
      <style:text-properties style:font-name="Liberation Serif" officeooo:rsid="000c05cc" officeooo:paragraph-rsid="000c05cc"/>
    </style:style>
    <style:style style:name="P10" style:family="paragraph" style:parent-style-name="Standard">
      <style:text-properties style:font-name="Liberation Serif" officeooo:rsid="000f3960" officeooo:paragraph-rsid="000f3960"/>
    </style:style>
    <style:style style:name="T1" style:family="text">
      <style:text-properties officeooo:rsid="000a2f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parenthesized SELECT-FROM-WHERE statement (subquery) can be used as a value in a number of <text:span text:style-name="T1">FROM </text:span>, including FROM and WHERE clauses.</text:p>
      <text:p text:style-name="P1"/>
      <text:p text:style-name="P1">Example: in place of a relation in the FROM clause, we can use a subquery and then query its result</text:p>
      <text:p text:style-name="P1">Must use a tuple-variable to name tuples of the same result</text:p>
      <text:p text:style-name="P1"/>
      <text:p text:style-name="P2">Find the beers liked by at least one person who frequents Joe’s Bar.</text:p>
      <text:p text:style-name="P2"/>
      <text:p text:style-name="P3">SELECT beer</text:p>
      <text:p text:style-name="P3">FROM Likes, (SELECT drinker</text:p>
      <text:p text:style-name="P3"><text:tab/>FROM Frequents</text:p>
      <text:p text:style-name="P3"><text:tab/>WHERE bar=’Joe’’s Bar’)JD</text:p>
      <text:p text:style-name="P3">WHERE Likes.drdrinkerinker = JD.drinker;</text:p>
      <text:p text:style-name="P3"/>
      <text:p text:style-name="P9">If a subquery is guaranteed to produce on tuple, then the subquery can be used as a value</text:p>
      <text:p text:style-name="P9">Usually the tuple has one component</text:p>
      <text:p text:style-name="P9">A run-time error occurs if there is no tuple or more than one tuple</text:p>
      <text:p text:style-name="P9"/>
      <text:p text:style-name="P9">Using Sells(bar, beer, price), find the bars that serve Miller for where</text:p>
      <text:p text:style-name="P9"/>
      <text:p text:style-name="P4">SELECT Bar</text:p>
      <text:p text:style-name="P6">FROM Sells</text:p>
      <text:p text:style-name="P6">WHERE beer = ‘Miller’ AND</text:p>
      <text:p text:style-name="P6"><text:tab/>price = (SELECT price</text:p>
      <text:p text:style-name="P6"><text:tab/><text:tab/><text:tab/>FROM Sells</text:p>
      <text:p text:style-name="P6"><text:tab/><text:tab/><text:tab/>WHERE bar = ‘Joe’’s Bar’</text:p>
      <text:p text:style-name="P6"><text:tab/><text:tab/><text:tab/>AND beer = ‘Bud’);</text:p>
      <text:p text:style-name="P6"/>
      <text:p text:style-name="P9">&lt;tuple&gt; IN (&lt;subquery&gt;) is true iff the tuple is a member of the relation produced by the subquery.</text:p>
      <text:p text:style-name="P9">Opposite: &lt;tuple&gt; NOT IN (&lt;subquery&gt;)</text:p>
      <text:p text:style-name="P9"/>
      <text:p text:style-name="P9">IN-expressions can appear in WHERE clauses</text:p>
      <text:p text:style-name="P9"/>
      <text:p text:style-name="P10">Using Beers(name, manf) and Likes(drinker, beer), find the name and manufactuerer of each beer that Fred likes.</text:p>
      <text:p text:style-name="P10"/>
      <text:p text:style-name="P5">SELECT *</text:p>
      <text:p text:style-name="P8">FROM Beers</text:p>
      <text:p text:style-name="P8">WHERE name IN (SELECT beer</text:p>
      <text:p text:style-name="P8"><text:tab/><text:tab/><text:tab/>FROM Likes</text:p>
      <text:p text:style-name="P8"><text:tab/><text:tab/><text:tab/>WHERE Drinker=’Fred’);</text:p>
      <text:p text:style-name="P8">the set of beers that fred lik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Sans Serif" svg:font-family="'Sans Serif'" style:font-family-generic="swiss"/>
    <style:font-face style:name="Inconsolata" svg:font-family="Inconsolata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5:02:45.828044176</meta:creation-date>
    <dc:date>2018-03-01T15:53:12.833045059</dc:date>
    <meta:editing-duration>PT19M46S</meta:editing-duration>
    <meta:editing-cycles>3</meta:editing-cycles>
    <meta:generator>LibreOffice/5.3.7.2.0$Linux_X86_64 LibreOffice_project/30m0$Build-2</meta:generator>
    <meta:document-statistic meta:table-count="0" meta:image-count="0" meta:object-count="0" meta:page-count="1" meta:paragraph-count="30" meta:word-count="221" meta:character-count="1272" meta:non-whitespace-character-count="1063"/>
  </office:meta>
</office:document-meta>
</file>